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9142in" svg:y="0.302in">
            <draw:object draw:notify-on-update-of-ranges="Sheet1.G4:Sheet1.G4 Sheet1.G5:Sheet1.G10 Sheet1.H4:Sheet1.H4 Sheet1.H5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9894in" svg:y="4.2638in">
            <draw:object draw:notify-on-update-of-ranges="Sheet1.C4:Sheet1.C4 Sheet1.C5:Sheet1.C10 Sheet1.D4:Sheet1.D4 Sheet1.D5:Sheet1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T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ck Y’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ck Y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49" calcext:value-type="float">
            <text:p>0.049</text:p>
          </table:table-cell>
          <table:table-cell table:formula="of:=[.C5]*[.$D$13]+[.$D$14]" office:value-type="float" office:value="0.032039386683521" calcext:value-type="float">
            <text:p>0.0320393866835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  <table:table-cell table:formula="of:=[.G5]*[.$H$13]+[.$H$14]" office:value-type="float" office:value="0.0464834374569528" calcext:value-type="float">
            <text:p>0.046483437456952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table:formula="of:=[.C6]*[.$D$13]+[.$D$14]" office:value-type="float" office:value="0.18533058438875" calcext:value-type="float">
            <text:p>0.185330584388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99" calcext:value-type="float">
            <text:p>0.199</text:p>
          </table:table-cell>
          <table:table-cell table:formula="of:=[.G6]*[.$H$13]+[.$H$14]" office:value-type="float" office:value="0.199507722164151" calcext:value-type="float">
            <text:p>0.199507722164151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364" calcext:value-type="float">
            <text:p>0.364</text:p>
          </table:table-cell>
          <table:table-cell table:formula="of:=[.C7]*[.$D$13]+[.$D$14]" office:value-type="float" office:value="0.376944581520286" calcext:value-type="float">
            <text:p>0.3769445815202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381" calcext:value-type="float">
            <text:p>0.381</text:p>
          </table:table-cell>
          <table:table-cell table:formula="of:=[.G7]*[.$H$13]+[.$H$14]" office:value-type="float" office:value="0.390788078048148" calcext:value-type="float">
            <text:p>0.39078807804814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551" calcext:value-type="float">
            <text:p>0.551</text:p>
          </table:table-cell>
          <table:table-cell table:formula="of:=[.C8]*[.$D$13]+[.$D$14]" office:value-type="float" office:value="0.568558578651822" calcext:value-type="float">
            <text:p>0.56855857865182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57" calcext:value-type="float">
            <text:p>0.57</text:p>
          </table:table-cell>
          <table:table-cell table:formula="of:=[.G8]*[.$H$13]+[.$H$14]" office:value-type="float" office:value="0.582068433932146" calcext:value-type="float">
            <text:p>0.582068433932146</text:p>
          </table:table-cell>
        </table:table-row>
        <table:table-row table:style-name="ro1">
          <table:table-cell table:number-columns-repeated="2"/>
          <table:table-cell office:value-type="float" office:value="3990" calcext:value-type="float">
            <text:p>3990</text:p>
          </table:table-cell>
          <table:table-cell office:value-type="float" office:value="0.744" calcext:value-type="float">
            <text:p>0.744</text:p>
          </table:table-cell>
          <table:table-cell table:formula="of:=[.C9]*[.$D$13]+[.$D$14]" office:value-type="float" office:value="0.758256435812043" calcext:value-type="float">
            <text:p>0.758256435812043</text:p>
          </table:table-cell>
          <table:table-cell/>
          <table:table-cell office:value-type="float" office:value="3990" calcext:value-type="float">
            <text:p>3990</text:p>
          </table:table-cell>
          <table:table-cell office:value-type="float" office:value="0.762" calcext:value-type="float">
            <text:p>0.762</text:p>
          </table:table-cell>
          <table:table-cell table:formula="of:=[.G9]*[.$H$13]+[.$H$14]" office:value-type="float" office:value="0.771435986257303" calcext:value-type="float">
            <text:p>0.771435986257303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990</text:p>
          </table:table-cell>
          <table:table-cell office:value-type="float" office:value="0.976" calcext:value-type="float">
            <text:p>0.976</text:p>
          </table:table-cell>
          <table:table-cell table:formula="of:=[.C10]*[.$D$13]+[.$D$14]" office:value-type="float" office:value="0.949870432943579" calcext:value-type="float">
            <text:p>0.949870432943579</text:p>
          </table:table-cell>
          <table:table-cell/>
          <table:table-cell office:value-type="float" office:value="4990" calcext:value-type="float">
            <text:p>4990</text:p>
          </table:table-cell>
          <table:table-cell office:value-type="float" office:value="0.981" calcext:value-type="float">
            <text:p>0.981</text:p>
          </table:table-cell>
          <table:table-cell table:formula="of:=[.G10]*[.$H$13]+[.$H$14]" office:value-type="float" office:value="0.9627163421413" calcext:value-type="float">
            <text:p>0.962716342141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slope</text:p>
          </table:table-cell>
          <table:table-cell table:formula="of:=SLOPE([.D5:.D10];[.C5:.C10])" office:value-type="float" office:value="0.000191613997131536" calcext:value-type="float">
            <text:p>0.000191613997131536</text:p>
          </table:table-cell>
          <table:table-cell table:number-columns-repeated="3"/>
          <table:table-cell table:formula="of:=SLOPE([.H5:.H10];[.G5:.G10])" office:value-type="float" office:value="0.000191280355883997" calcext:value-type="float">
            <text:p>0.0001912803558839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intercept</text:p>
          </table:table-cell>
          <table:table-cell table:formula="of:=INTERCEPT([.D5:.D10];[.C5:.C10])" office:value-type="float" office:value="-0.00628341274278627" calcext:value-type="float">
            <text:p>-0.00628341274278627</text:p>
          </table:table-cell>
          <table:table-cell table:number-columns-repeated="3"/>
          <table:table-cell table:formula="of:=INTERCEPT([.H5:.H10];[.G5:.G10])" office:value-type="float" office:value="0.0082273662801533" calcext:value-type="float">
            <text:p>0.008227366280153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normalization</text:p>
          </table:table-cell>
          <table:table-cell table:formula="of:=[.D10]/[.C10]" office:value-type="float" office:value="0.000195591182364729" calcext:value-type="float">
            <text:p>0.000195591182364729</text:p>
          </table:table-cell>
          <table:table-cell table:number-columns-repeated="3"/>
          <table:table-cell table:formula="of:=[.H10]/[.G10]" office:value-type="float" office:value="0.000196593186372745" calcext:value-type="float">
            <text:p>0.0001965931863727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20:50:25.620000000</meta:creation-date>
    <dc:date>2024-10-23T21:04:11.966000000</dc:date>
    <meta:editing-duration>PT13M47S</meta:editing-duration>
    <meta:editing-cycles>3</meta:editing-cycles>
    <meta:generator>LibreOffice/7.5.9.2$Windows_X86_64 LibreOffice_project/cdeefe45c17511d326101eed8008ac4092f278a9</meta:generator>
    <meta:document-statistic meta:table-count="1" meta:cell-count="5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TOP</text:p>
        </chart:title>
        <chart:legend chart:legend-position="end" svg:x="14.423cm" svg:y="4.198cm" style:legend-expansion="high" chart:style-name="ch3"/>
        <chart:plot-area chart:style-name="ch4" table:cell-range-address="Sheet1.G4:Sheet1.H10" chart:data-source-has-labels="row" svg:x="1.321cm" svg:y="1.301cm" svg:width="12.782cm" svg:height="6.548cm">
          <chart:coordinate-region svg:x="2.059cm" svg:y="1.504cm" svg:width="11.661cm" svg:height="5.692cm"/>
          <chart:axis chart:dimension="x" chart:name="primary-x" chart:style-name="ch5">
            <chart:title svg:x="7.305cm" svg:y="8.029cm" chart:style-name="ch6">
              <text:p>RPM</text:p>
            </chart:title>
          </chart:axis>
          <chart:axis chart:dimension="y" chart:name="primary-y" chart:style-name="ch7">
            <chart:title svg:x="0.451cm" svg:y="5.606cm" chart:style-name="ch8">
              <text:p>MOTOR OUT</text:p>
            </chart:title>
            <chart:grid chart:style-name="ch9" chart:class="major"/>
          </chart:axis>
          <chart:series chart:style-name="ch10" chart:values-cell-range-address="Sheet1.H5:Sheet1.H10" chart:label-cell-address="Sheet1.H4:Sheet1.H4" chart:class="chart:scatter">
            <chart:domain table:cell-range-address="Sheet1.G5:Sheet1.G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G5:Sheet1.G10</svg:desc>
                </draw:g>
              </table:table-cell>
              <table:table-cell office:value-type="float" office:value="0.06">
                <text:p>0.06</text:p>
                <draw:g>
                  <svg:desc>Sheet1.H5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0">
                <text:p>3990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0">
                <text:p>4990</text:p>
              </table:table-cell>
              <table:table-cell office:value-type="float" office:value="0.981">
                <text:p>0.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2cm" svg:y="0.316cm" chart:style-name="ch2">
          <text:p>BOTTOM</text:p>
        </chart:title>
        <chart:legend chart:legend-position="end" svg:x="14.423cm" svg:y="4.198cm" style:legend-expansion="high" chart:style-name="ch3"/>
        <chart:plot-area chart:style-name="ch4" table:cell-range-address="Sheet1.C4:Sheet1.D10" chart:data-source-has-labels="row" svg:x="1.321cm" svg:y="1.301cm" svg:width="12.782cm" svg:height="6.548cm">
          <chart:coordinate-region svg:x="2.059cm" svg:y="1.504cm" svg:width="11.661cm" svg:height="5.692cm"/>
          <chart:axis chart:dimension="x" chart:name="primary-x" chart:style-name="ch5">
            <chart:title svg:x="7.305cm" svg:y="8.029cm" chart:style-name="ch6">
              <text:p>RPM</text:p>
            </chart:title>
          </chart:axis>
          <chart:axis chart:dimension="y" chart:name="primary-y" chart:style-name="ch7">
            <chart:title svg:x="0.451cm" svg:y="5.225cm" chart:style-name="ch8">
              <text:p>MOTOR</text:p>
            </chart:title>
            <chart:grid chart:style-name="ch9" chart:class="major"/>
          </chart:axis>
          <chart:series chart:style-name="ch10" chart:values-cell-range-address="Sheet1.D5:Sheet1.D10" chart:label-cell-address="Sheet1.D4:Sheet1.D4" chart:class="chart:scatter">
            <chart:domain table:cell-range-address="Sheet1.C5:Sheet1.C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C5:Sheet1.C10</svg:desc>
                </draw:g>
              </table:table-cell>
              <table:table-cell office:value-type="float" office:value="0.049">
                <text:p>0.049</text:p>
                <draw:g>
                  <svg:desc>Sheet1.D5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0">
                <text:p>3990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0">
                <text:p>4990</text:p>
              </table:table-cell>
              <table:table-cell office:value-type="float" office:value="0.976">
                <text:p>0.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